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d9a57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40182e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2" loext:marker-style-name="T1"><text:span text:style-name="T1">«КРЫМСКИЙ ФЕДЕРАЛЬНЫЙ УНИВЕРСИТЕТ им. В. И. ВЕРНАДСКОГО»</text:span><text:span text:style-name="T1"/></text:p>
      <text:p text:style-name="P2" loext:marker-style-name="T1"><text:span text:style-name="T1">ФИЗИКО-ТЕХНИЧЕСКИЙ ИНСТИТУТ</text:span><text:span text:style-name="T1"/></text:p>
      <text:p text:style-name="P2" loext:marker-style-name="T1"><text:span text:style-name="T1">Кафедра компьютерной инженерии и моделирования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7" loext:marker-style-name="T1"/>
      <text:p text:style-name="P2" loext:marker-style-name="T1"><text:span text:style-name="T2">ОТЧЕТ ПО ПРАКТИЧЕСКОМУ ЗАДАНИЮ №</text:span><text:span text:style-name="T4">10</text:span></text:p>
      <text:p text:style-name="P2" loext:marker-style-name="T1"><text:span text:style-name="T2">«</text:span><text:span text:style-name="T4">Виртуализация операционных систем в среде GNU/Linux</text:span><text:span text:style-name="T2">»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Практическая работа</text:span><text:span text:style-name="T1"/></text:p>
      <text:p text:style-name="P2" loext:marker-style-name="T1"><text:span text:style-name="T1">по дисциплине «</text:span><text:span text:style-name="T5">Системное программное обеспечение</text:span><text:span text:style-name="T1">»</text:span></text:p>
      <text:p text:style-name="P2" loext:marker-style-name="T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2" loext:marker-style-name="T5"><text:span text:style-name="T5">Чудопалова Богдана Андреевича</text:span><text:span text:style-name="T5"/></text:p>
      <text:p text:style-name="P5" loext:marker-style-name="T1"/>
      <text:p text:style-name="P2" loext:marker-style-name="T1"><text:span text:style-name="T1"><text:s/></text:span><text:span text:style-name="T5">09.03.01 «Информатика и вычислительная техника»</text:span></text:p>
      <text:p text:style-name="P9" loext:marker-style-name="T5"/>
      <text:p text:style-name="P5" loext:marker-style-name="T1"/>
      <text:p text:style-name="P7" loext:marker-style-name="T1"/>
      <text:p text:style-name="P7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3" loext:marker-style-name="T1"><text:span text:style-name="T5"/></text:p>
      <text:p text:style-name="P3" loext:marker-style-name="T1"><text:span text:style-name="T5"/></text:p>
      <text:p text:style-name="P3" loext:marker-style-name="T1"><text:span text:style-name="T5">Симферополь, 2025</text:span></text:p>
      <text:p text:style-name="P4" loext:marker-style-name="T1"><text:soft-page-break/><text:span text:style-name="T2">Ход работы</text:span></text:p>
      <text:p text:style-name="P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3</meta:editing-cycles>
    <meta:print-date>2025-02-19T14:34:00</meta:print-date>
    <meta:creation-date>2025-02-19T14:36:00</meta:creation-date>
    <dc:date>2025-04-23T01:47:02.116090259</dc:date>
    <meta:editing-duration>PT2H21M9S</meta:editing-duration>
    <meta:generator>LibreOffice/24.2.7.2$Linux_X86_64 LibreOffice_project/420$Build-2</meta:generator>
    <meta:document-statistic meta:table-count="0" meta:image-count="0" meta:object-count="0" meta:page-count="2" meta:paragraph-count="15" meta:word-count="64" meta:character-count="574" meta:non-whitespace-character-count="523"/>
    <meta:user-defined meta:name="AppVersion">16.0000</meta:user-defined>
    <meta:template xlink:type="simple" xlink:actuate="onRequest" xlink:title="Normal.dotm" xlink:href=""/>
  </office:meta>
</office:document-meta>
</file>